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54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protected" style:vertical-align="middle"/>
      <style:text-properties fo:color="#000000" fo:font-family="Sans Serif" fo:font-size="11pt"/>
    </style:style>
    <style:style style:name="ce3" style:family="table-cell"/>
  </office:automatic-styles>
  <office:body>
    <office:spreadsheet>
      <table:table table:name="Sheet1" table:style-name="ta1">
        <table:table-column table:style-name="co1"/>
        <table:table-column table:style-name="co2" table:number-columns-repeated="26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  <table:table-cell/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  <table:table-cell/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  <table:table-cell/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  <table:table-cell/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  <table:table-cell/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  <table:table-cell/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  <table:table-cell/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  <table:table-cell/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  <table:table-cell/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  <table:table-cell/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  <table:table-cell/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 table:style-name="ro1"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>
          <table:table-cell office:value-type="string" office:string-value="TableTabPanel.popup.SelectFields = " table:style-name="ce2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 table:style-name="ro1"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</table:table-row>
        <table:table-row>
          <table:table-cell office:value-type="string" office:string-value="TableTabPanel.popup.SaveAsImage = ">
            <text:p>TableTabPanel.popup.SaveAsImage = </text:p>
          </table:table-cell>
        </table:table-row>
        <table:table-row table:style-name="ro2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2">
            <text:p>TableTabPanel.dialogtitle.SelectSummaryTableFields = </text:p>
          </table:table-cell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menu.Edit = " table:style-name="ce1">
            <text:p>TableViewForm.menu.Edit = </text:p>
          </table:table-cell>
        </table:table-row>
        <table:table-row table:style-name="ro1">
          <table:table-cell office:value-type="string" office:string-value="TableViewForm.menu.Copy = " table:style-name="ce1">
            <text:p>TableViewForm.menu.Copy = </text:p>
          </table:table-cell>
        </table:table-row>
        <table:table-row table:style-name="ro1">
          <table:table-cell office:value-type="string" office:string-value="TableViewForm.menu.SelectAll = " table:style-name="ce1">
            <text:p>TableViewForm.menu.SelectAll = </text:p>
          </table:table-cell>
        </table:table-row>
        <table:table-row table:style-name="ro1">
          <table:table-cell office:value-type="string" office:string-value="TableViewForm.dialogtitle.TextData = " table:style-name="ce1">
            <text:p>TableViewForm.dialogtitle.TextData = </text:p>
          </table:table-cell>
        </table:table-row>
        <table:table-row table:style-name="ro1">
          <table:table-cell office:value-type="string" office:string-value="TableViewForm.dialogbutton.Save = " table:style-name="ce1">
            <text:p>TableViewForm.dialogbutton.Save = </text:p>
          </table:table-cell>
        </table:table-row>
        <table:table-row table:style-name="ro1">
          <table:table-cell office:value-type="string" office:string-value="TableViewForm.dialogbutton.Close = " table:style-name="ce1">
            <text:p>TableViewForm.dialogbutton.Close = </text:p>
          </table:table-cell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 table:style-name="ro1">
          <table:table-cell office:value-type="string" office:string-value="TableEntryForm.dialogtitle.TextData = " table:style-name="ce1">
            <text:p>TableEntryForm.dialogtitle.TextData = </text:p>
          </table:table-cell>
        </table:table-row>
        <table:table-row table:style-name="ro1">
          <table:table-cell office:value-type="string" office:string-value="TableEntryForm.dialogbutton.Save = " table:style-name="ce1">
            <text:p>TableEntryForm.dialogbutton.Save = </text:p>
          </table:table-cell>
        </table:table-row>
        <table:table-row table:style-name="ro1">
          <table:table-cell office:value-type="string" office:string-value="TableEntryForm.dialogbutton.Open = " table:style-name="ce1">
            <text:p>TableEntryForm.dialogbutton.Open = </text:p>
          </table:table-cell>
        </table:table-row>
        <table:table-row table:style-name="ro1">
          <table:table-cell office:value-type="string" office:string-value="TableEntryForm.menu.Edit = " table:style-name="ce1">
            <text:p>TableEntryForm.menu.Edit = </text:p>
          </table:table-cell>
        </table:table-row>
        <table:table-row table:style-name="ro1">
          <table:table-cell office:value-type="string" office:string-value="TableEntryForm.menu.Cut = " table:style-name="ce1">
            <text:p>TableEntryForm.menu.Cut = </text:p>
          </table:table-cell>
        </table:table-row>
        <table:table-row table:style-name="ro1">
          <table:table-cell office:value-type="string" office:string-value="TableEntryForm.menu.Copy = " table:style-name="ce1">
            <text:p>TableEntryForm.menu.Copy = </text:p>
          </table:table-cell>
        </table:table-row>
        <table:table-row table:style-name="ro1">
          <table:table-cell office:value-type="string" office:string-value="TableEntryForm.menu.Paste = " table:style-name="ce1">
            <text:p>TableEntryForm.menu.Paste = </text:p>
          </table:table-cell>
        </table:table-row>
        <table:table-row table:style-name="ro1">
          <table:table-cell office:value-type="string" office:string-value="TableEntryForm.menu.SelectAll = " table:style-name="ce1">
            <text:p>TableEntryForm.menu.SelectAll = </text:p>
          </table:table-cell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 table:style-name="ro1">
          <table:table-cell office:value-type="string" office:string-value="PluginFrame.label.Name = " table:style-name="ce1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>
          <table:table-cell office:value-type="string" office:string-value="PluginFrame.label.Status = " table:style-name="ce3">
            <text:p>PluginFrame.label.Status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 table:style-name="ro1"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label.QueryStatement = " table:style-name="ce1">
            <text:p>QueryFrame.label.QueryStatement = </text:p>
          </table:table-cell>
        </table:table-row>
        <table:table-row table:style-name="ro1">
          <table:table-cell office:value-type="string" office:string-value="QueryFrame.button.ExecuteQuery = " table:style-name="ce1">
            <text:p>QueryFrame.button.ExecuteQuery = </text:p>
          </table:table-cell>
        </table:table-row>
        <table:table-row table:style-name="ro1">
          <table:table-cell office:value-type="string" office:string-value="QueryFrame.button.NewQuery = " table:style-name="ce1">
            <text:p>QueryFrame.button.NewQuery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</table:table-row>
        <table:table-row table:style-name="ro1">
          <table:table-cell office:value-type="string" office:string-value="PDFExportPreferencesPanel.button.Apply = " table:style-name="ce1">
            <text:p>PDF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</table:table-row>
        <table:table-row table:style-name="ro1">
          <table:table-cell office:value-type="string" office:string-value="MyJSQLView_Utils.dialogtitle.LanguageSelection = " table:style-name="ce1">
            <text:p>MyJSQLView_Utils.dialogtitle.LanguageSelection = </text:p>
          </table:table-cell>
        </table:table-row>
        <table:table-row table:style-name="ro1">
          <table:table-cell office:value-type="string" office:string-value="MyJSQLView_Utils.dialogbutton.OK = " table:style-name="ce1">
            <text:p>MyJSQLView_Utils.dialogbutton.OK = </text:p>
          </table:table-cell>
        </table:table-row>
        <table:table-row table:style-name="ro1">
          <table:table-cell office:value-type="string" office:string-value="MyJSQLView_Utils.dialogbutton.Cancel = " table:style-name="ce1">
            <text:p>MyJSQLView_Utils.dialogbutton.Cancel = </text:p>
          </table:table-cell>
        </table:table-row>
        <table:table-row table:style-name="ro1" table:number-rows-repeated="32355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20</meta:editing-cycles>
    <meta:creation-date>2010-06-05T10:53:00</meta:creation-date>
    <dc:date>2011-02-13T19:03:49</dc:date>
  </office:meta>
</office:document-meta>
</file>